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p text:style-name="Text_20_body"> </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Associate Professor (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p text:style-name="First_20_paragraph">See also <text:a xlink:type="simple" xlink:href="https://orcid.org/0000-0002-1577-3570" office:name=""><text:span text:style-name="Definition">https://orcid.org/0000-0002-1577-3570</text:span></text:a></text:p>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Hallberg, M. &amp; <text:span text:style-name="T2">Kullenberg, C.</text:span> (in press) "Happiness Studies: Co-Production of Social Science and Social Order", accepted for publication in <text:span text:style-name="T1">Nordic Journal of Science and Technology Studies</text:span>.</text:p>
        </text:list-item>
        <text:list-item>
          <text:p text:style-name="P10">Rohden, F., <text:span text:style-name="T2">Kullenberg, C.</text:span>, Hagen, N., Kasperowski, D (in press) "Tagging, Pinging and Linking - User Roles in Virtual Citizen Science Forums", Accepted for publication in <text:span text:style-name="T1">Citizen Science: Theory and Practice</text:span>.</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4">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2">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 </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104 H18 Organisationskommunikation 1 / Organizational Communication", 7,5 credits, Second cycle, University of Gothenburg.</text:p>
        </text:list-item>
        <text:list-item>
          <text:p text:style-name="P35">2018, 2019 (Course administrator) "KT2501 V18 Magisteruppsats", 15 credi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5">2005 (Course administrator) "Media, Individual and Every-day Life", 7.5 credits, Basic level, University West.</text:p>
        </text:list-item>
        <text:list-item>
          <text:p text:style-name="P35">2005 (Course administrator) "Strategic Communication", 7.5 credi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6">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6">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6">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38">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Evidence-basing: practice, theory, context: Master's level (Magister): Thesis 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Courses &amp; Thesis supervision, postgraduate level</text:h>
      <text:h text:style-name="Heading_20_3" text:outline-level="3">Ph.D-thesis 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